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306.2pt"/>
    </style:style>
    <style:style style:name="co5" style:family="table-column">
      <style:table-column-properties fo:break-before="auto" style:column-width="162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11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OpenServoCAN_Ver_2_Microcontroller_Board_V_1_0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number-columns-repeated="2" table:default-cell-style-name="ce1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pping Link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table:style-name="ce6" office:value-type="string" calcext:value-type="string">
            <text:p>C201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GCM155R71H104KE02J</text:p>
          </table:table-cell>
          <table:table-cell table:style-name="ce6" office:value-type="string" calcext:value-type="string">
            <text:p>0402_C</text:p>
          </table:table-cell>
          <table:table-cell table:style-name="ce6" office:value-type="string" calcext:value-type="string">
            <text:p>Standard 0402 Capacitor with European Symbol</text:p>
          </table:table-cell>
          <table:table-cell table:style-name="ce11"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table:style-name="ce11"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MK105BJ225KV-F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Taiyo-Yuden/LMK105BJ225KV-F/?qs=%2Fha2pyFaduh8EuhI1xH4wPf1eiGDlcMnBlY0N0eHf0rK2tvsU4P1XQ%3D%3D" xlink:type="simple">LMK105BJ225KV-F</text:a></text:p>
          </table:table-cell>
          <table:table-cell office:value-type="string" calcext:value-type="string">
            <text:p><text:a xlink:href="https://www.mouser.de/datasheet/2/396/mlcc02_e-1307760.pdf" xlink:type="simple">LMK105BJ225KV-F</text:a>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4025A220JAT4A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AVX/04025A220JAT4A/?qs=i7%252BfZ0iplmWikHQFZS%252BeyA%3D%3D" xlink:type="simple">04025A220JAT4A</text:a></text:p>
          </table:table-cell>
          <table:table-cell office:value-type="string" calcext:value-type="string">
            <text:p><text:a xlink:href="https://www.mouser.de/datasheet/2/40/C0GNP0_Dielectric-951274.pdf" xlink:type="simple">04025A220JAT4A</text:a></text:p>
          </table:table-cell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4025A220JAT4A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AVX/04025A220JAT4A/?qs=i7%252BfZ0iplmWikHQFZS%252BeyA%3D%3D" xlink:type="simple">04025A220JAT4A</text:a></text:p>
          </table:table-cell>
          <table:table-cell office:value-type="string" calcext:value-type="string">
            <text:p><text:a xlink:href="https://www.mouser.de/datasheet/2/40/C0GNP0_Dielectric-951274.pdf" xlink:type="simple">04025A220JAT4A</text:a></text:p>
          </table:table-cell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IC201</text:p>
          </table:table-cell>
          <table:table-cell table:number-columns-repeated="2" office:value-type="string" calcext:value-type="string">
            <text:p>PIC18F26K83-I/ML</text:p>
          </table:table-cell>
          <table:table-cell office:value-type="string" calcext:value-type="string">
            <text:p>QFN-28</text:p>
          </table:table-cell>
          <table:table-cell office:value-type="string" calcext:value-type="string">
            <text:p>PIC18(L)F25/26K83</text:p>
          </table:table-cell>
          <table:table-cell office:value-type="string" calcext:value-type="string">
            <text:p><text:a xlink:href="https://www.mouser.de/ProductDetail/Microchip-Technology/PIC18F26K83-I-ML/?qs=%2Fha2pyFaduhvwOAWwHeI8GIezFshMZRn2g04V%252BMIeCnTrOi%252B9oAQUA%3D%3D" xlink:type="simple">PIC18F26K83-I/ML</text:a></text:p>
          </table:table-cell>
          <table:table-cell office:value-type="string" calcext:value-type="string">
            <text:p><text:a xlink:href="https://www.mouser.de/datasheet/2/268/40001943A-1222654.pdf" xlink:type="simple">PIC18F26K83-I/ML</text:a></text:p>
          </table:table-cell>
        </table:table-row>
        <table:table-row table:style-name="ro1">
          <table:table-cell office:value-type="string" calcext:value-type="string">
            <text:p>IC202</text:p>
          </table:table-cell>
          <table:table-cell table:number-columns-repeated="2" office:value-type="string" calcext:value-type="string">
            <text:p>MCP9808T-E/MC</text:p>
          </table:table-cell>
          <table:table-cell office:value-type="string" calcext:value-type="string">
            <text:p>DFN_2X3_MICROCHIP</text:p>
          </table:table-cell>
          <table:table-cell office:value-type="string" calcext:value-type="string">
            <text:p>MCP9808</text:p>
          </table:table-cell>
          <table:table-cell office:value-type="string" calcext:value-type="string">
            <text:p><text:a xlink:href="https://www.mouser.de/ProductDetail/Microchip-Technology/MCP9808T-E-MC/?qs=%2Fha2pyFaduikAUUmduiTUHtQ%2FXcqzQqdh7lOA0PoBMuAxramyMYPCQ%3D%3D" xlink:type="simple">MCP9808T-E/MC</text:a></text:p>
          </table:table-cell>
          <table:table-cell office:value-type="string" calcext:value-type="string">
            <text:p><text:a xlink:href="https://www.mouser.de/datasheet/2/268/25095A-15487.pdf" xlink:type="simple">MCP9808T-E/MC</text:a></text:p>
          </table:table-cell>
        </table:table-row>
        <table:table-row table:style-name="ro1">
          <table:table-cell office:value-type="string" calcext:value-type="string">
            <text:p>IC203</text:p>
          </table:table-cell>
          <table:table-cell table:number-columns-repeated="2" office:value-type="string" calcext:value-type="string">
            <text:p>MCP7940NT-I/MNY</text:p>
          </table:table-cell>
          <table:table-cell office:value-type="string" calcext:value-type="string">
            <text:p>DFN_2X3_MICROCHIP</text:p>
          </table:table-cell>
          <table:table-cell office:value-type="string" calcext:value-type="string">
            <text:p>MCP7940N</text:p>
          </table:table-cell>
          <table:table-cell office:value-type="string" calcext:value-type="string">
            <text:p><text:a xlink:href="https://www.mouser.de/ProductDetail/Microchip-Technology/MCP7940NT-I-MNY/?qs=%2Fha2pyFaduiQbRC2LVQUcD3ss%252BrY2kb%252BIxTbBGyS4fDZWrESXmQnWQ%3D%3D" xlink:type="simple">MCP7940NT-I/MNY</text:a></text:p>
          </table:table-cell>
          <table:table-cell office:value-type="string" calcext:value-type="string">
            <text:p><text:a xlink:href="https://www.mouser.de/datasheet/2/268/25010A-71550.pdf" xlink:type="simple">MCP7940NT-I/MNY</text:a></text:p>
          </table:table-cell>
        </table:table-row>
        <table:table-row table:style-name="ro1">
          <table:table-cell office:value-type="string" calcext:value-type="string">
            <text:p>IC204</text:p>
          </table:table-cell>
          <table:table-cell table:number-columns-repeated="2" office:value-type="string" calcext:value-type="string">
            <text:p>24LC64T-E/MNY</text:p>
          </table:table-cell>
          <table:table-cell office:value-type="string" calcext:value-type="string">
            <text:p>DFN_2X3_MICROCHIP</text:p>
          </table:table-cell>
          <table:table-cell office:value-type="string" calcext:value-type="string">
            <text:p>24LCxx Type EEPROM</text:p>
          </table:table-cell>
          <table:table-cell office:value-type="string" calcext:value-type="string">
            <text:p><text:a xlink:href="https://www.mouser.de/ProductDetail/Microchip-Technology/24LC64T-E-MNY/?qs=%2Fha2pyFaduhRMKEg9j%252Byy%252BLCLxwn1K0LeqRhiLbY%2F6zKmFoWhTGOLA%3D%3D" xlink:type="simple">24LC64T-E/MNY</text:a></text:p>
          </table:table-cell>
          <table:table-cell office:value-type="string" calcext:value-type="string">
            <text:p><text:a xlink:href="https://www.mouser.de/datasheet/2/268/21189T-264996.pdf" xlink:type="simple">24LC64T-E/MNY</text:a></text:p>
          </table:table-cell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53047-0510</text:p>
          </table:table-cell>
          <table:table-cell office:value-type="string" calcext:value-type="string">
            <text:p>PIC-ICSP-MICRO</text:p>
          </table:table-cell>
          <table:table-cell office:value-type="string" calcext:value-type="string">
            <text:p>PICOBLADE-5</text:p>
          </table:table-cell>
          <table:table-cell office:value-type="string" calcext:value-type="string">
            <text:p>Microchip PIC ICSP based on a 5 PIN Molex PICO-Blade</text:p>
          </table:table-cell>
          <table:table-cell office:value-type="string" calcext:value-type="string">
            <text:p><text:a xlink:href="https://www.mouser.de/ProductDetail/Molex/53047-0510/?qs=%2Fha2pyFaduj4wHw4CcdTcjBmph8KfugVa0l5p6ihdSw%3D" xlink:type="simple">53047-0510</text:a></text:p>
          </table:table-cell>
          <table:table-cell office:value-type="string" calcext:value-type="string">
            <text:p><text:a xlink:href="https://www.mouser.de/datasheet/2/276/0530470510_PCB_HEADERS-171009.pdf" xlink:type="simple">53047-0510</text:a></text:p>
          </table:table-cell>
        </table:table-row>
        <table:table-row table:style-name="ro1">
          <table:table-cell office:value-type="string" calcext:value-type="string">
            <text:p>J202</text:p>
          </table:table-cell>
          <table:table-cell table:number-columns-repeated="3" office:value-type="string" calcext:value-type="string">
            <text:p>10132798-032100LF</text:p>
          </table:table-cell>
          <table:table-cell office:value-type="string" calcext:value-type="string">
            <text:p>Amphenol BergStak ® 0.5mm Mezzanine Connector </text:p>
          </table:table-cell>
          <table:table-cell office:value-type="string" calcext:value-type="string">
            <text:p><text:a xlink:href="https://www.mouser.de/ProductDetail/Amphenol-FCI/10132798-032100LF/?qs=%2Fha2pyFadugz%2F%252BLmXbNFKwwgRIbfynjYqHRO50weIjRukjBh0BSLL9UlQUJ7K0p3" xlink:type="simple">10132798-032100LF</text:a></text:p>
          </table:table-cell>
          <table:table-cell office:value-type="string" calcext:value-type="string">
            <text:p><text:a xlink:href="https://www.amphenol-icc.com/media/wysiwyg/files/documentation/datasheet/boardwiretoboard/bwb_bergstak_05mm_mezzanine.pdf" xlink:type="simple">10132798-032100LF</text:a></text:p>
          </table:table-cell>
        </table:table-row>
        <table:table-row table:style-name="ro1">
          <table:table-cell office:value-type="string" calcext:value-type="string">
            <text:p>J203</text:p>
          </table:table-cell>
          <table:table-cell table:number-columns-repeated="3" office:value-type="string" calcext:value-type="string">
            <text:p>10132797-035100LF</text:p>
          </table:table-cell>
          <table:table-cell office:value-type="string" calcext:value-type="string">
            <text:p>Amphenol BergStak ® 0.5mm Mezzanine Connector </text:p>
          </table:table-cell>
          <table:table-cell office:value-type="string" calcext:value-type="string">
            <text:p><text:a xlink:href="https://www.mouser.de/ProductDetail/Amphenol-FCI/10132797-035100LF/?qs=%2Fha2pyFadug9ZnwZpyWbRjz4nxDO9LqF4BTuEWaBPcbS0DCG5mcEQpsZr2fnzEjk" xlink:type="simple">10132797-035100LF</text:a></text:p>
          </table:table-cell>
          <table:table-cell office:value-type="string" calcext:value-type="string">
            <text:p><text:a xlink:href="https://www.amphenol-icc.com/media/wysiwyg/files/documentation/datasheet/boardwiretoboard/bwb_bergstak_05mm_mezzanine.pdf" xlink:type="simple">10132797-035100LF</text:a></text:p>
          </table:table-cell>
        </table:table-row>
        <table:table-row table:style-name="ro1">
          <table:table-cell office:value-type="string" calcext:value-type="string">
            <text:p>LED201</text:p>
          </table:table-cell>
          <table:table-cell table:number-columns-repeated="2" office:value-type="string" calcext:value-type="string">
            <text:p>IN-S126TASRGB</text:p>
          </table:table-cell>
          <table:table-cell office:value-type="string" calcext:value-type="string">
            <text:p>1206_RGB_LED</text:p>
          </table:table-cell>
          <table:table-cell office:value-type="string" calcext:value-type="string">
            <text:p>Side View RGB LED from Lite-On</text:p>
          </table:table-cell>
          <table:table-cell office:value-type="string" calcext:value-type="string">
            <text:p><text:a xlink:href="https://www.mouser.de/ProductDetail/Inolux/IN-S126TASRGB/?qs=%2Fha2pyFadugUZxiPU1vihIw2DQTIeCSBb%2FauEZagIR2h%252Bab1EfuFpw%3D%3D" xlink:type="simple">IN-S126TASRGB</text:a></text:p>
          </table:table-cell>
          <table:table-cell office:value-type="string" calcext:value-type="string">
            <text:p><text:a xlink:href="https://www.mouser.de/datasheet/2/180/IN_S126TASRGB_V1_1-1488266.pdf" xlink:type="simple">IN-S126TASRGB</text:a></text:p>
          </table:table-cell>
        </table:table-row>
        <table:table-row table:style-name="ro1">
          <table:table-cell office:value-type="string" calcext:value-type="string">
            <text:p>Q201</text:p>
          </table:table-cell>
          <table:table-cell table:number-columns-repeated="4" office:value-type="string" calcext:value-type="string">
            <text:p>LFXTAL009678</text:p>
          </table:table-cell>
          <table:table-cell office:value-type="string" calcext:value-type="string">
            <text:p><text:a xlink:href="https://www.mouser.de/Search/Refine?Keyword=LFXTAL009678" xlink:type="simple">LFXTAL009678</text:a></text:p>
          </table:table-cell>
          <table:table-cell office:value-type="string" calcext:value-type="string">
            <text:p><text:a xlink:href="https://www.mouser.de/datasheet/2/741/LFXTAL009678Cutt-952301.pdf" xlink:type="simple">LFXTAL009678</text:a>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J-2RKF47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1X/?qs=%2Fha2pyFadujciewGcSbxYIkTCauosbmB2F%2Fm6dHWw44IVO0GVwVVXQ%3D%3D" xlink:type="simple">ERJ-2RKF4701X</text:a></text:p>
          </table:table-cell>
          <table:table-cell office:value-type="string" calcext:value-type="string">
            <text:p><text:a xlink:href="https://www.mouser.de/datasheet/2/315/AOA0000C304-1149620.pdf" xlink:type="simple">ERJ-2RKF4701X</text:a>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RJ-2RKF47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0X/?qs=%2Fha2pyFadujciewGcSbxYGZ%252BcOa9o3g4op%252B6NvCcQ%2FvGUO26ukuArg%3D%3D" xlink:type="simple">ERJ-2RKF4700X</text:a></text:p>
          </table:table-cell>
          <table:table-cell office:value-type="string" calcext:value-type="string">
            <text:p><text:a xlink:href="https://www.mouser.de/datasheet/2/315/AOA0000C304-1149620.pdf" xlink:type="simple">ERJ-2RKF4700X</text:a>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RJ-2RKF22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2200X/?qs=sGAEpiMZZMtlubZbdhIBIH%2FX%2FXYrlp18nTsnqHjAbDw%3D" xlink:type="simple">ERJ-2RKF2200X</text:a></text:p>
          </table:table-cell>
          <table:table-cell office:value-type="string" calcext:value-type="string">
            <text:p><text:a xlink:href="https://www.mouser.de/datasheet/2/315/AOA0000C304-1149620.pdf" xlink:type="simple">ERJ-2RKF2200X</text:a>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RJ-2RKF22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2200X/?qs=sGAEpiMZZMtlubZbdhIBIH%2FX%2FXYrlp18nTsnqHjAbDw%3D" xlink:type="simple">ERJ-2RKF2200X</text:a></text:p>
          </table:table-cell>
          <table:table-cell office:value-type="string" calcext:value-type="string">
            <text:p><text:a xlink:href="https://www.mouser.de/datasheet/2/315/AOA0000C304-1149620.pdf" xlink:type="simple">ERJ-2RKF2200X</text:a>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RJ-2RKF22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2200X/?qs=sGAEpiMZZMtlubZbdhIBIH%2FX%2FXYrlp18nTsnqHjAbDw%3D" xlink:type="simple">ERJ-2RKF2200X</text:a></text:p>
          </table:table-cell>
          <table:table-cell office:value-type="string" calcext:value-type="string">
            <text:p><text:a xlink:href="https://www.mouser.de/datasheet/2/315/AOA0000C304-1149620.pdf" xlink:type="simple">ERJ-2RKF2200X</text:a>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J-2RKF47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1X/?qs=%2Fha2pyFadujciewGcSbxYIkTCauosbmB2F%2Fm6dHWw44IVO0GVwVVXQ%3D%3D" xlink:type="simple">ERJ-2RKF4701X</text:a></text:p>
          </table:table-cell>
          <table:table-cell office:value-type="string" calcext:value-type="string">
            <text:p><text:a xlink:href="https://www.mouser.de/datasheet/2/315/AOA0000C304-1149620.pdf" xlink:type="simple">ERJ-2RKF4701X</text:a>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J-2RKF47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1X/?qs=%2Fha2pyFadujciewGcSbxYIkTCauosbmB2F%2Fm6dHWw44IVO0GVwVVXQ%3D%3D" xlink:type="simple">ERJ-2RKF4701X</text:a></text:p>
          </table:table-cell>
          <table:table-cell office:value-type="string" calcext:value-type="string">
            <text:p><text:a xlink:href="https://www.mouser.de/datasheet/2/315/AOA0000C304-1149620.pdf" xlink:type="simple">ERJ-2RKF4701X</text:a></text:p>
          </table:table-cell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J-2RKF47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1X/?qs=%2Fha2pyFadujciewGcSbxYIkTCauosbmB2F%2Fm6dHWw44IVO0GVwVVXQ%3D%3D" xlink:type="simple">ERJ-2RKF4701X</text:a></text:p>
          </table:table-cell>
          <table:table-cell office:value-type="string" calcext:value-type="string">
            <text:p><text:a xlink:href="https://www.mouser.de/datasheet/2/315/AOA0000C304-1149620.pdf" xlink:type="simple">ERJ-2RKF4701X</text:a></text:p>
          </table:table-cell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J-2RKF47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1X/?qs=%2Fha2pyFadujciewGcSbxYIkTCauosbmB2F%2Fm6dHWw44IVO0GVwVVXQ%3D%3D" xlink:type="simple">ERJ-2RKF4701X</text:a></text:p>
          </table:table-cell>
          <table:table-cell office:value-type="string" calcext:value-type="string">
            <text:p><text:a xlink:href="https://www.mouser.de/datasheet/2/315/AOA0000C304-1149620.pdf" xlink:type="simple">ERJ-2RKF4701X</text:a>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RJ-2RKF47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0X/?qs=%2Fha2pyFadujciewGcSbxYGZ%252BcOa9o3g4op%252B6NvCcQ%2FvGUO26ukuArg%3D%3D" xlink:type="simple">ERJ-2RKF4700X</text:a></text:p>
          </table:table-cell>
          <table:table-cell office:value-type="string" calcext:value-type="string">
            <text:p><text:a xlink:href="https://www.mouser.de/datasheet/2/315/AOA0000C304-1149620.pdf" xlink:type="simple">ERJ-2RKF4700X</text:a>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RJ-2RKF47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0X/?qs=%2Fha2pyFadujciewGcSbxYGZ%252BcOa9o3g4op%252B6NvCcQ%2FvGUO26ukuArg%3D%3D" xlink:type="simple">ERJ-2RKF4700X</text:a></text:p>
          </table:table-cell>
          <table:table-cell office:value-type="string" calcext:value-type="string">
            <text:p><text:a xlink:href="https://www.mouser.de/datasheet/2/315/AOA0000C304-1149620.pdf" xlink:type="simple">ERJ-2RKF4700X</text:a></text:p>
          </table:table-cell>
        </table:table-row>
        <table:table-row table:style-name="ro1">
          <table:table-cell office:value-type="string" calcext:value-type="string">
            <text:p>R2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</table:table-row>
        <table:table-row table:style-name="ro1">
          <table:table-cell office:value-type="string" calcext:value-type="string">
            <text:p>R2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</table:table-row>
        <table:table-row table:style-name="ro1">
          <table:table-cell table:style-name="ce8" office:value-type="string" calcext:value-type="string">
            <text:p>R21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ERJ-2RKF47R0X</text:p>
          </table:table-cell>
          <table:table-cell table:style-name="ce8" office:value-type="string" calcext:value-type="string">
            <text:p>0402_R</text:p>
          </table:table-cell>
          <table:table-cell table:style-name="ce8" office:value-type="string" calcext:value-type="string">
            <text:p>Standard 0402 Resistor with American Symbol</text:p>
          </table:table-cell>
          <table:table-cell table:style-name="ce13"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table:style-name="ce13" office:value-type="string" calcext:value-type="string">
            <text:p><text:a xlink:href="https://www.mouser.de/datasheet/2/315/AOA0000C304-1149620.pdf" xlink:type="simple">ERJ-2RKF47R0X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3:10:48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7:32:57.086000000</dc:date>
    <meta:editing-duration>P1DT21H57M31S</meta:editing-duration>
    <meta:editing-cycles>13</meta:editing-cycles>
    <meta:generator>LibreOffice/6.0.7.3$Windows_X86_64 LibreOffice_project/dc89aa7a9eabfd848af146d5086077aeed2ae4a5</meta:generator>
    <meta:document-statistic meta:table-count="1" meta:cell-count="238" meta:object-count="0"/>
  </office:meta>
</office:document-meta>
</file>